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3CA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fo:background-color="#CCCCCC"/>
      <style:text-properties style:font-name="Arial" style:font-name-asian="Arial" style:font-name-complex="Arial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CCCCC"/>
      <style:text-properties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CCCCCC"/>
      <style:text-properties style:font-name="Arial1" style:font-name-asian="Arial1" style:font-name-complex="Arial1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CCCC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ext-properties style:text-underline-style="solid" style:text-underline-type="single"/>
    </style:style>
    <style:style style:name="ce11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12" style:family="table-cell" style:parent-style-name="Default" style:data-style-name="N0"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CCCCCC"/>
      <style:text-properties fo:font-weight="bold" style:font-weight-asian="bold" style:font-weight-complex="bold"/>
    </style:style>
    <style:style style:name="ce16" style:family="table-cell" style:parent-style-name="Default" style:data-style-name="N0"/>
    <style:style style:name="ce17" style:family="table-cell" style:parent-style-name="Default" style:data-style-name="N0">
      <style:table-cell-properties fo:background-color="#FFFF00"/>
    </style:style>
    <style:style style:name="ce18" style:family="table-cell" style:parent-style-name="Default" style:data-style-name="N0">
      <style:table-cell-properties fo:background-color="#FFFF00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fo:background-color="#CCCCCC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CCCC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CCCCC"/>
      <style:text-properties style:font-name="Arial1" style:font-name-asian="Arial1" style:font-name-complex="Arial1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3CA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CCCCC"/>
      <style:text-properties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CCCCCC"/>
      <style:text-properties style:font-name="Arial1" style:font-name-asian="Arial1" style:font-name-complex="Arial1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none" fo:border-left="thin solid #000000" fo:border-right="thin solid #000000" fo:background-color="#D0CECE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#D0CEC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</style:style>
    <style:style style:name="ce29" style:family="table-cell" style:parent-style-name="Default" style:data-style-name="N0">
      <style:table-cell-properties fo:background-color="#FFFFFF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fo:background-color="#D9D9D9"/>
      <style:text-properties style:font-name="Arial" style:font-name-asian="Arial" style:font-name-complex="Arial" style:font-family-generic="swiss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fo:background-color="#D9D9D9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9D9D9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5.000625cm"/>
    </style:style>
    <style:style style:name="co4" style:family="table-column">
      <style:table-column-properties fo:break-before="auto" style:column-width="0.555625cm"/>
    </style:style>
    <style:style style:name="co5" style:family="table-column">
      <style:table-column-properties fo:break-before="auto" style:column-width="6.270625cm"/>
    </style:style>
    <style:style style:name="co6" style:family="table-column">
      <style:table-column-properties fo:break-before="auto" style:column-width="0.423333333333333cm"/>
    </style:style>
    <style:style style:name="co7" style:family="table-column">
      <style:table-column-properties fo:break-before="auto" style:column-width="0.661458333333333cm"/>
    </style:style>
    <style:style style:name="co8" style:family="table-column">
      <style:table-column-properties fo:break-before="auto" style:column-width="5.10645833333333cm"/>
    </style:style>
    <style:style style:name="co9" style:family="table-column">
      <style:table-column-properties fo:break-before="auto" style:column-width="0.502708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6.3789583333333cm"/>
    </style:style>
    <style:style style:name="co13" style:family="table-column">
      <style:table-column-properties fo:break-before="auto" style:column-width="10.9802083333333cm"/>
    </style:style>
    <style:style style:name="co14" style:family="table-column">
      <style:table-column-properties fo:break-before="auto" style:column-width="0.343958333333333cm"/>
    </style:style>
    <style:style style:name="co15" style:family="table-column">
      <style:table-column-properties fo:break-before="auto" style:column-width="3.01625cm"/>
    </style:style>
    <style:style style:name="co16" style:family="table-column">
      <style:table-column-properties fo:break-before="auto" style:column-width="2.24895833333333cm"/>
    </style:style>
    <style:style style:name="co17" style:family="table-column">
      <style:table-column-properties fo:break-before="auto" style:column-width="24.6327083333333cm"/>
    </style:style>
    <style:style style:name="co18" style:family="table-column">
      <style:table-column-properties fo:break-before="auto" style:column-width="2.64583333333333cm"/>
    </style:style>
    <style:style style:name="co19" style:family="table-column">
      <style:table-column-properties fo:break-before="auto" style:column-width="3.94229166666667cm"/>
    </style:style>
    <style:style style:name="co20" style:family="table-column">
      <style:table-column-properties fo:break-before="auto" style:column-width="6.24416666666667cm"/>
    </style:style>
    <style:style style:name="co21" style:family="table-column">
      <style:table-column-properties fo:break-before="auto" style:column-width="6.61458333333333cm"/>
    </style:style>
    <style:style style:name="co22" style:family="table-column">
      <style:table-column-properties fo:break-before="auto" style:column-width="20.1347916666667cm"/>
    </style:style>
    <style:style style:name="ro1" style:family="table-row">
      <style:table-row-properties style:row-height="5.8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6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l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2" table:default-cell-style-name="ce1"/>
        <table:table-row table:style-name="ro1">
          <table:table-cell/>
          <table:table-cell table:style-name="ce1"/>
          <table:table-cell table:number-columns-repeated="5" table:style-name="ce2"/>
          <table:table-cell table:number-columns-repeated="16377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tb_medico</text:p>
          </table:table-cell>
          <table:table-cell table:style-name="ce2"/>
          <table:table-cell table:style-name="ce1"/>
          <table:table-cell office:value-type="string" table:style-name="ce3">
            <text:p>tb_encargado</text:p>
          </table:table-cell>
          <table:table-cell table:number-columns-repeated="2" table:style-name="ce1"/>
          <table:table-cell office:value-type="string" table:style-name="ce23">
            <text:p>tb_productoveterinario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medicoid</text:p>
          </table:table-cell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21">
            <text:p>encargadoid</text:p>
          </table:table-cell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24">
            <text:p>productoveterinarioid</text:p>
          </table:table-cell>
          <table:table-cell table:style-name="ce1"/>
          <table:table-cell table:style-name="ce4"/>
          <table:table-cell office:value-type="string" table:style-name="ce23">
            <text:p>tb_tratamiento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2" table:style-name="ce4">
            <text:p>2</text:p>
          </table:table-cell>
          <table:table-cell office:value-type="string" table:style-name="ce6">
            <text:p>mediconumeroidentificacion</text:p>
          </table:table-cell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19">
            <text:p>encargadonombrecompleto</text:p>
          </table:table-cell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19">
            <text:p>productoveterinarionombre</text:p>
          </table:table-cell>
          <table:table-cell table:style-name="ce1"/>
          <table:table-cell table:style-name="ce4"/>
          <table:table-cell office:value-type="string" table:style-name="ce30">
            <text:p>tratamientoid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3" table:style-name="ce4">
            <text:p>3</text:p>
          </table:table-cell>
          <table:table-cell office:value-type="string" table:style-name="ce6">
            <text:p>mediconombre</text:p>
          </table:table-cell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19">
            <text:p>encargadotelefono</text:p>
          </table:table-cell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19">
            <text:p>productoveterinarioprincipioactivo</text:p>
          </table:table-cell>
          <table:table-cell table:style-name="ce1"/>
          <table:table-cell table:style-name="ce4"/>
          <table:table-cell office:value-type="string" table:style-name="ce31">
            <text:p>tratamientoproductoveterinarioid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4" table:style-name="ce4">
            <text:p>4</text:p>
          </table:table-cell>
          <table:table-cell office:value-type="string" table:style-name="ce6">
            <text:p>medicocorreo</text:p>
          </table:table-cell>
          <table:table-cell table:style-name="ce2"/>
          <table:table-cell office:value-type="float" office:value="4" table:style-name="ce4">
            <text:p>4</text:p>
          </table:table-cell>
          <table:table-cell office:value-type="string" table:style-name="ce19">
            <text:p>encargadodireccion</text:p>
          </table:table-cell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19">
            <text:p>productoveterinarioestado</text:p>
          </table:table-cell>
          <table:table-cell table:style-name="ce1"/>
          <table:table-cell table:style-name="ce4"/>
          <table:table-cell office:value-type="string" table:style-name="ce31">
            <text:p>tratamientoenfermedadcomunid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5" table:style-name="ce4">
            <text:p>5</text:p>
          </table:table-cell>
          <table:table-cell office:value-type="string" table:style-name="ce7">
            <text:p>medicoespecialidad</text:p>
          </table:table-cell>
          <table:table-cell table:style-name="ce2"/>
          <table:table-cell office:value-type="float" office:value="5" table:style-name="ce4">
            <text:p>5</text:p>
          </table:table-cell>
          <table:table-cell office:value-type="string" table:style-name="ce22">
            <text:p>encargadoestado</text:p>
          </table:table-cell>
          <table:table-cell table:style-name="ce1"/>
          <table:table-cell table:style-name="ce4"/>
          <table:table-cell office:value-type="string" table:style-name="ce19">
            <text:p>productoveterinarionombrecomun</text:p>
          </table:table-cell>
          <table:table-cell table:style-name="ce1"/>
          <table:table-cell table:style-name="ce4"/>
          <table:table-cell office:value-type="string" table:style-name="ce31">
            <text:p>tratamientodosis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6" table:style-name="ce4">
            <text:p>6</text:p>
          </table:table-cell>
          <table:table-cell office:value-type="string" table:style-name="ce6">
            <text:p>medicolicencia</text:p>
          </table:table-cell>
          <table:table-cell table:style-name="ce2"/>
          <table:table-cell office:value-type="float" office:value="6" table:style-name="ce4">
            <text:p>6</text:p>
          </table:table-cell>
          <table:table-cell office:value-type="string" table:style-name="ce19">
            <text:p>encargadocorreo</text:p>
          </table:table-cell>
          <table:table-cell table:style-name="ce1"/>
          <table:table-cell table:style-name="ce4"/>
          <table:table-cell office:value-type="string" table:style-name="ce19">
            <text:p>productoveterinariocontenido</text:p>
          </table:table-cell>
          <table:table-cell table:style-name="ce1"/>
          <table:table-cell table:style-name="ce4"/>
          <table:table-cell office:value-type="string" table:style-name="ce31">
            <text:p>tratamientoperiodicidad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7" table:style-name="ce4">
            <text:p>7</text:p>
          </table:table-cell>
          <table:table-cell office:value-type="string" table:style-name="ce7">
            <text:p>medicofechavigencialicencia</text:p>
          </table:table-cell>
          <table:table-cell table:style-name="ce2"/>
          <table:table-cell office:value-type="float" office:value="7" table:style-name="ce4">
            <text:p>7</text:p>
          </table:table-cell>
          <table:table-cell office:value-type="string" table:style-name="ce20">
            <text:p>encargadopueblo</text:p>
          </table:table-cell>
          <table:table-cell table:style-name="ce1"/>
          <table:table-cell table:style-name="ce4"/>
          <table:table-cell office:value-type="string" table:style-name="ce19">
            <text:p>productoveterinarioprecio</text:p>
          </table:table-cell>
          <table:table-cell table:style-name="ce1"/>
          <table:table-cell table:style-name="ce4"/>
          <table:table-cell office:value-type="string" table:style-name="ce31">
            <text:p>tratamientofecha</text:p>
          </table:table-cell>
          <table:table-cell table:number-columns-repeated="16372"/>
        </table:table-row>
        <table:table-row table:style-name="ro2">
          <table:table-cell/>
          <table:table-cell office:value-type="float" office:value="8" table:style-name="ce4">
            <text:p>8</text:p>
          </table:table-cell>
          <table:table-cell office:value-type="string" table:style-name="ce8">
            <text:p>medicoestado</text:p>
          </table:table-cell>
          <table:table-cell table:style-name="ce2"/>
          <table:table-cell table:number-columns-repeated="3" table:style-name="ce1"/>
          <table:table-cell table:style-name="ce4"/>
          <table:table-cell office:value-type="string" table:style-name="ce19">
            <text:p>productoveterinariofechavencimiento</text:p>
          </table:table-cell>
          <table:table-cell table:style-name="ce1"/>
          <table:table-cell table:style-name="ce4"/>
          <table:table-cell office:value-type="string" table:style-name="ce32">
            <text:p>tratamientoestado</text:p>
          </table:table-cell>
          <table:table-cell table:number-columns-repeated="16372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number-columns-repeated="3" table:style-name="ce1"/>
          <table:table-cell table:style-name="ce4"/>
          <table:table-cell office:value-type="string" table:style-name="ce20">
            <text:p>productoveterinariofunciones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tb_especie</text:p>
          </table:table-cell>
          <table:table-cell table:style-name="ce2"/>
          <table:table-cell table:number-columns-repeated="3" table:style-name="ce1"/>
          <table:table-cell table:style-name="ce4"/>
          <table:table-cell table:number-columns-repeated="16376" table:style-name="ce1"/>
        </table:table-row>
        <table:table-row table:style-name="ro2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especieid</text:p>
          </table:table-cell>
          <table:table-cell table:style-name="ce2"/>
          <table:table-cell table:style-name="ce1"/>
          <table:table-cell office:value-type="string" table:style-name="ce23">
            <text:p>tb_animal</text:p>
          </table:table-cell>
          <table:table-cell table:style-name="ce1"/>
          <table:table-cell table:style-name="ce4"/>
          <table:table-cell office:value-type="string" table:style-name="ce23">
            <text:p>tb_sintoma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2" table:style-name="ce4">
            <text:p>2</text:p>
          </table:table-cell>
          <table:table-cell office:value-type="string" table:style-name="ce6">
            <text:p>especienombre</text:p>
          </table:table-cell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24">
            <text:p>animalid</text:p>
          </table:table-cell>
          <table:table-cell table:number-columns-repeated="2" table:style-name="ce1"/>
          <table:table-cell office:value-type="string" table:style-name="ce26">
            <text:p>sintomaid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3" table:style-name="ce4">
            <text:p>3</text:p>
          </table:table-cell>
          <table:table-cell office:value-type="string" table:style-name="ce9">
            <text:p>especieestado</text:p>
          </table:table-cell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19">
            <text:p>animalnombre</text:p>
          </table:table-cell>
          <table:table-cell table:number-columns-repeated="2" table:style-name="ce1"/>
          <table:table-cell office:value-type="string" table:style-name="ce27">
            <text:p>sintomanombre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19">
            <text:p>animalsennas</text:p>
          </table:table-cell>
          <table:table-cell table:number-columns-repeated="2" table:style-name="ce1"/>
          <table:table-cell office:value-type="string" table:style-name="ce27">
            <text:p>sintomadescripcion</text:p>
          </table:table-cell>
          <table:table-cell table:style-name="ce1"/>
          <table:table-cell table:style-name="ce4"/>
          <table:table-cell table:number-columns-repeated="16373" table:style-name="ce1"/>
        </table:table-row>
        <table:table-row table:style-name="ro2">
          <table:table-cell/>
          <table:table-cell table:style-name="ce1"/>
          <table:table-cell office:value-type="string" table:style-name="ce3">
            <text:p>tb_raza</text:p>
          </table:table-cell>
          <table:table-cell table:style-name="ce2"/>
          <table:table-cell office:value-type="float" office:value="4" table:style-name="ce4">
            <text:p>4</text:p>
          </table:table-cell>
          <table:table-cell office:value-type="string" table:style-name="ce19">
            <text:p>animalpeso</text:p>
          </table:table-cell>
          <table:table-cell table:number-columns-repeated="2" table:style-name="ce1"/>
          <table:table-cell office:value-type="string" table:style-name="ce28">
            <text:p>sintomaestado</text:p>
          </table:table-cell>
          <table:table-cell table:style-name="ce10"/>
          <table:table-cell table:style-name="ce4"/>
          <table:table-cell table:number-columns-repeated="16373"/>
        </table:table-row>
        <table:table-row table:style-name="ro2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razaid</text:p>
          </table:table-cell>
          <table:table-cell table:style-name="ce2"/>
          <table:table-cell office:value-type="float" office:value="5" table:style-name="ce4">
            <text:p>5</text:p>
          </table:table-cell>
          <table:table-cell office:value-type="string" table:style-name="ce22">
            <text:p>animalmedidapeso</text:p>
          </table:table-cell>
          <table:table-cell table:style-name="ce1"/>
          <table:table-cell table:style-name="ce4"/>
          <table:table-cell table:number-columns-repeated="16376" table:style-name="ce1"/>
        </table:table-row>
        <table:table-row table:style-name="ro2">
          <table:table-cell/>
          <table:table-cell office:value-type="float" office:value="2" table:style-name="ce4">
            <text:p>2</text:p>
          </table:table-cell>
          <table:table-cell office:value-type="string" table:style-name="ce6">
            <text:p>razanombre</text:p>
          </table:table-cell>
          <table:table-cell table:style-name="ce2"/>
          <table:table-cell office:value-type="float" office:value="6" table:style-name="ce4">
            <text:p>6</text:p>
          </table:table-cell>
          <table:table-cell office:value-type="string" table:style-name="ce19">
            <text:p>animalestado</text:p>
          </table:table-cell>
          <table:table-cell table:style-name="ce1"/>
          <table:table-cell table:style-name="ce4"/>
          <table:table-cell table:number-columns-repeated="16376" table:style-name="ce1"/>
        </table:table-row>
        <table:table-row table:style-name="ro2">
          <table:table-cell/>
          <table:table-cell office:value-type="float" office:value="3" table:style-name="ce4">
            <text:p>3</text:p>
          </table:table-cell>
          <table:table-cell office:value-type="string" table:style-name="ce6">
            <text:p>razaestado</text:p>
          </table:table-cell>
          <table:table-cell table:style-name="ce2"/>
          <table:table-cell office:value-type="float" office:value="7" table:style-name="ce4">
            <text:p>7</text:p>
          </table:table-cell>
          <table:table-cell office:value-type="string" table:style-name="ce22">
            <text:p>animalespecierazaid</text:p>
          </table:table-cell>
          <table:table-cell table:style-name="ce1"/>
          <table:table-cell table:style-name="ce4"/>
          <table:table-cell table:number-columns-repeated="16376" table:style-name="ce1"/>
        </table:table-row>
        <table:table-row table:style-name="ro2">
          <table:table-cell/>
          <table:table-cell office:value-type="float" office:value="4" table:style-name="ce4">
            <text:p>4</text:p>
          </table:table-cell>
          <table:table-cell office:value-type="string" table:style-name="ce6">
            <text:p>razaespecieid</text:p>
          </table:table-cell>
          <table:table-cell table:style-name="ce2"/>
          <table:table-cell office:value-type="float" office:value="8" table:style-name="ce4">
            <text:p>8</text:p>
          </table:table-cell>
          <table:table-cell office:value-type="string" table:style-name="ce19">
            <text:p>animalidcliente</text:p>
          </table:table-cell>
          <table:table-cell table:style-name="ce1"/>
          <table:table-cell table:style-name="ce4"/>
          <table:table-cell office:value-type="string" table:style-name="ce23">
            <text:p>tb_sintoma_enfermedad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5" table:style-name="ce4">
            <text:p>5</text:p>
          </table:table-cell>
          <table:table-cell office:value-type="string" table:style-name="ce8">
            <text:p>razaespecienombre</text:p>
          </table:table-cell>
          <table:table-cell table:style-name="ce2"/>
          <table:table-cell office:value-type="float" office:value="9" table:style-name="ce4">
            <text:p>9</text:p>
          </table:table-cell>
          <table:table-cell office:value-type="string" table:style-name="ce25">
            <text:p>animalfechanacimiento</text:p>
          </table:table-cell>
          <table:table-cell table:style-name="ce1"/>
          <table:table-cell table:style-name="ce4"/>
          <table:table-cell office:value-type="string" table:style-name="ce26">
            <text:p>enfermedadcomunid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number-columns-repeated="3" table:style-name="ce1"/>
          <table:table-cell table:style-name="ce4"/>
          <table:table-cell office:value-type="string" table:style-name="ce28">
            <text:p>sintomaid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style-name="ce11"/>
          <table:table-cell table:number-columns-repeated="2" table:style-name="ce1"/>
          <table:table-cell table:style-name="ce4"/>
          <table:table-cell table:style-name="ce29"/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table:style-name="ce12"/>
          <table:table-cell office:value-type="string" table:style-name="ce3">
            <text:p>tb_enfermedadescomunes</text:p>
          </table:table-cell>
          <table:table-cell table:style-name="ce1"/>
          <table:table-cell table:style-name="ce4"/>
          <table:table-cell office:value-type="string" table:style-name="ce23">
            <text:p>tb_telefono_encargado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style-name="ce2"/>
          <table:table-cell office:value-type="float" office:value="1" table:style-name="ce4">
            <text:p>1</text:p>
          </table:table-cell>
          <table:table-cell office:value-type="string" table:style-name="ce5">
            <text:p>enfermedadescomunesid</text:p>
          </table:table-cell>
          <table:table-cell table:style-name="ce1"/>
          <table:table-cell table:style-name="ce4"/>
          <table:table-cell office:value-type="string" table:style-name="ce26">
            <text:p>encargadoid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style-name="ce2"/>
          <table:table-cell office:value-type="float" office:value="2" table:style-name="ce4">
            <text:p>2</text:p>
          </table:table-cell>
          <table:table-cell office:value-type="string" table:style-name="ce6">
            <text:p>enfermedadescomunesnombre</text:p>
          </table:table-cell>
          <table:table-cell table:number-columns-repeated="2" table:style-name="ce1"/>
          <table:table-cell office:value-type="string" table:style-name="ce28">
            <text:p>numerotelefono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2" table:style-name="ce1"/>
          <table:table-cell table:style-name="ce2"/>
          <table:table-cell office:value-type="float" office:value="3" table:style-name="ce4">
            <text:p>3</text:p>
          </table:table-cell>
          <table:table-cell office:value-type="string" table:style-name="ce6">
            <text:p>enfermedadescomunesdescripcion</text:p>
          </table:table-cell>
          <table:table-cell table:number-columns-repeated="16378" table:style-name="ce1"/>
        </table:table-row>
        <table:table-row table:style-name="ro2">
          <table:table-cell/>
          <table:table-cell table:style-name="ce4"/>
          <table:table-cell table:style-name="ce1"/>
          <table:table-cell table:style-name="ce2"/>
          <table:table-cell office:value-type="float" office:value="4" table:style-name="ce4">
            <text:p>4</text:p>
          </table:table-cell>
          <table:table-cell office:value-type="string" table:style-name="ce6">
            <text:p>enfermedadescomunesproductosusados</text:p>
          </table:table-cell>
          <table:table-cell table:style-name="ce12"/>
          <table:table-cell table:style-name="ce1"/>
          <table:table-cell office:value-type="string" table:style-name="ce23">
            <text:p>tb_tratamiento_cliente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style-name="ce12"/>
          <table:table-cell table:style-name="ce2"/>
          <table:table-cell office:value-type="float" office:value="5" table:style-name="ce4">
            <text:p>5</text:p>
          </table:table-cell>
          <table:table-cell office:value-type="string" table:style-name="ce8">
            <text:p>enfermedadescomunesestado</text:p>
          </table:table-cell>
          <table:table-cell table:style-name="ce12"/>
          <table:table-cell table:style-name="ce1"/>
          <table:table-cell office:value-type="string" table:style-name="ce26">
            <text:p>tratamientoid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style-name="ce12"/>
          <table:table-cell table:style-name="ce2"/>
          <table:table-cell table:style-name="ce13"/>
          <table:table-cell table:number-columns-repeated="2" table:style-name="ce12"/>
          <table:table-cell table:style-name="ce1"/>
          <table:table-cell office:value-type="string" table:style-name="ce28">
            <text:p>animalid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style-name="ce12"/>
          <table:table-cell table:style-name="ce2"/>
          <table:table-cell table:number-columns-repeated="3" table:style-name="ce12"/>
          <table:table-cell table:number-columns-repeated="16377" table:style-name="ce1"/>
        </table:table-row>
        <table:table-row table:number-rows-repeated="2" table:style-name="ro2">
          <table:table-cell/>
          <table:table-cell table:style-name="ce4"/>
          <table:table-cell table:style-name="ce12"/>
          <table:table-cell table:style-name="ce2"/>
          <table:table-cell table:number-columns-repeated="3" table:style-name="ce12"/>
          <table:table-cell table:number-columns-repeated="16377"/>
        </table:table-row>
        <table:table-row table:style-name="ro2">
          <table:table-cell/>
          <table:table-cell table:style-name="ce4"/>
          <table:table-cell table:style-name="ce12"/>
          <table:table-cell table:style-name="ce2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4"/>
          <table:table-cell table:style-name="ce1"/>
          <table:table-cell table:style-name="ce2"/>
          <table:table-cell table:number-columns-repeated="16380" table:style-name="ce1"/>
        </table:table-row>
        <table:table-row table:style-name="ro2">
          <table:table-cell/>
          <table:table-cell table:style-name="ce4"/>
          <table:table-cell table:style-name="ce12"/>
          <table:table-cell table:style-name="ce2"/>
          <table:table-cell table:number-columns-repeated="16380" table:style-name="ce1"/>
        </table:table-row>
        <table:table-row table:number-rows-repeated="10" table:style-name="ro2">
          <table:table-cell/>
          <table:table-cell table:number-columns-repeated="2" table:style-name="ce1"/>
          <table:table-cell table:style-name="ce2"/>
          <table:table-cell table:number-columns-repeated="16380" table:style-name="ce1"/>
        </table:table-row>
        <table:table-row table:number-rows-repeated="28" table:style-name="ro2">
          <table:table-cell table:number-columns-repeated="3"/>
          <table:table-cell table:style-name="ce2"/>
          <table:table-cell table:number-columns-repeated="16380"/>
        </table:table-row>
        <table:table-row table:number-rows-repeated="1048500" table:style-name="ro3">
          <table:table-cell table:number-columns-repeated="16384"/>
        </table:table-row>
      </table:table>
      <table:table table:name="tratamiento" table:style-name="ta2"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16381" table:default-cell-style-name="ce1"/>
        <table:table-row table:style-name="ro2">
          <table:table-cell office:value-type="string" table:style-name="ce1">
            <text:p>CRUD Tratamiento</text:p>
          </table:table-cell>
          <table:table-cell office:value-type="string" table:style-name="ce14">
            <text:p>Catalogo Nuevo Tratamiento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80" table:style-name="ce1"/>
        </table:table-row>
        <table:table-row table:style-name="ro3">
          <table:table-cell office:value-type="string" office:string-value="tb_tratamiento" table:formula="of:=[Tablas.L3]" table:style-name="ce16">
            <text:p>tb_tratamiento</text:p>
          </table:table-cell>
          <table:table-cell office:value-type="string" table:style-name="ce1">
            <text:p>update</text:p>
          </table:table-cell>
          <table:table-cell office:value-type="string" office:string-value="tratamientoproductoveterinarioid,tratamientoenfermedadcomunid" table:formula="of:=CONCATENATE([Tablas.L5];&quot;,&quot;;[Tablas.L6])" table:style-name="ce16">
            <text:p>tratamientoproductoveterinarioid,tratamientoenfermedadcomunid</text:p>
          </table:table-cell>
          <table:table-cell table:style-name="ce1"/>
          <table:table-cell office:value-type="string" table:style-name="ce17">
            <text:p>Validar que este registrado</text:p>
          </table:table-cell>
          <table:table-cell table:number-columns-repeated="16379"/>
        </table:table-row>
        <table:table-row table:style-name="ro3">
          <table:table-cell office:value-type="string" office:string-value="tb_tratamiento" table:formula="of:=[Tablas.L3]" table:style-name="ce16">
            <text:p>tb_tratamiento</text:p>
          </table:table-cell>
          <table:table-cell office:value-type="string" table:style-name="ce1">
            <text:p>insert</text:p>
          </table:table-cell>
          <table:table-cell office:value-type="string" office:string-value="tratamientoproductoveterinarioid,tratamientoenfermedadcomunid,tratamientodosis,tratamientoperiodicidad,tratamientofecha,tratamientoestado" table:formula="of:=CONCATENATE([Tablas.L5];&quot;,&quot;;[Tablas.L6];&quot;,&quot;;[Tablas.L7];&quot;,&quot;;[Tablas.L8];&quot;,&quot;;[Tablas.L9];&quot;,&quot;;[Tablas.L10];)" table:style-name="ce16">
            <text:p>tratamientoproductoveterinarioid,tratamientoenfermedadcomunid,tratamientodosis,tratamientoperiodicidad,tratamientofecha,tratamientoestado</text:p>
          </table:table-cell>
          <table:table-cell office:value-type="string" table:style-name="ce1">
            <text:p>A</text:p>
          </table:table-cell>
          <table:table-cell office:value-type="string" table:style-name="ce17">
            <text:p>No acepte duplicados</text:p>
          </table:table-cell>
          <table:table-cell table:number-columns-repeated="16379"/>
        </table:table-row>
        <table:table-row table:style-name="ro3">
          <table:table-cell office:value-type="string" office:string-value="tb_tratamiento_cliente" table:formula="of:=[Tablas.I29]" table:style-name="ce16">
            <text:p>tb_tratamiento_cliente</text:p>
          </table:table-cell>
          <table:table-cell office:value-type="string" table:style-name="ce1">
            <text:p>insert</text:p>
          </table:table-cell>
          <table:table-cell office:value-type="string" office:string-value="tratamientoid,animalid" table:formula="of:=CONCATENATE([Tablas.I30];&quot;,&quot;;[Tablas.I31])" table:style-name="ce16">
            <text:p>tratamientoid,animalid</text:p>
          </table:table-cell>
          <table:table-cell table:style-name="ce1"/>
          <table:table-cell table:style-name="ce17"/>
          <table:table-cell table:number-columns-repeated="16379"/>
        </table:table-row>
        <table:table-row table:style-name="ro3">
          <table:table-cell office:value-type="string" office:string-value="tb_tratamiento" table:formula="of:=[Tablas.L3]" table:style-name="ce1">
            <text:p>tb_tratamiento</text:p>
          </table:table-cell>
          <table:table-cell office:value-type="string" table:style-name="ce1">
            <text:p>delete</text:p>
          </table:table-cell>
          <table:table-cell office:value-type="string" office:string-value="tratamientoestado" table:formula="of:=[Tablas.L10]" table:style-name="ce16">
            <text:p>tratamientoestado</text:p>
          </table:table-cell>
          <table:table-cell office:value-type="string" table:style-name="ce1">
            <text:p>B</text:p>
          </table:table-cell>
          <table:table-cell office:value-type="string" table:style-name="ce17">
            <text:p>Cambia el estado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table:style-name="ce10"/>
          <table:table-cell table:number-columns-repeated="16381" table:style-name="ce1"/>
        </table:table-row>
        <table:table-row table:number-rows-repeated="1048568" table:style-name="ro3">
          <table:table-cell table:number-columns-repeated="16384"/>
        </table:table-row>
      </table:table>
      <table:table table:name="sintoma" table:style-name="ta2">
        <table:table-column table:style-name="co11" table:number-columns-repeated="2" table:default-cell-style-name="ce1"/>
        <table:table-column table:style-name="co13" table:default-cell-style-name="ce1"/>
        <table:table-column table:style-name="co11" table:number-columns-repeated="16381" table:default-cell-style-name="ce1"/>
        <table:table-row table:style-name="ro2">
          <table:table-cell office:value-type="string" table:style-name="ce1">
            <text:p>CRUD Sintoma</text:p>
          </table:table-cell>
          <table:table-cell office:value-type="string" table:style-name="ce14">
            <text:p>Catalogo Nuevo Sintoma</text:p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80" table:style-name="ce1"/>
        </table:table-row>
        <table:table-row table:style-name="ro3">
          <table:table-cell office:value-type="string" office:string-value="tb_sintoma" table:formula="of:=[Tablas.I13]" table:style-name="ce16">
            <text:p>tb_sintoma</text:p>
          </table:table-cell>
          <table:table-cell office:value-type="string" table:style-name="ce1">
            <text:p>update</text:p>
          </table:table-cell>
          <table:table-cell office:value-type="string" office:string-value="sintomaid,sintomanombre,sintomadescripcion" table:formula="of:=CONCATENATE([Tablas.I14];&quot;,&quot;;[Tablas.I15];&quot;,&quot;;[Tablas.I16];)" table:style-name="ce16">
            <text:p>sintomaid,sintomanombre,sintomadescripcion</text:p>
          </table:table-cell>
          <table:table-cell table:style-name="ce1"/>
          <table:table-cell office:value-type="string" table:style-name="ce17">
            <text:p>Validar que este registrado</text:p>
          </table:table-cell>
          <table:table-cell table:number-columns-repeated="16379"/>
        </table:table-row>
        <table:table-row table:style-name="ro3">
          <table:table-cell office:value-type="string" office:string-value="tb_sintoma" table:formula="of:=[Tablas.I13]" table:style-name="ce16">
            <text:p>tb_sintoma</text:p>
          </table:table-cell>
          <table:table-cell office:value-type="string" table:style-name="ce1">
            <text:p>insert</text:p>
          </table:table-cell>
          <table:table-cell office:value-type="string" office:string-value="sintomaid,sintomanombre,sintomadescripcion,sintomaestado" table:formula="of:=CONCATENATE([Tablas.I14];&quot;,&quot;;[Tablas.I15];&quot;,&quot;;[Tablas.I16];&quot;,&quot;;[Tablas.I17])" table:style-name="ce16">
            <text:p>sintomaid,sintomanombre,sintomadescripcion,sintomaestado</text:p>
          </table:table-cell>
          <table:table-cell office:value-type="string" table:style-name="ce1">
            <text:p>A</text:p>
          </table:table-cell>
          <table:table-cell office:value-type="string" table:style-name="ce17">
            <text:p>No acepte duplicados</text:p>
          </table:table-cell>
          <table:table-cell table:number-columns-repeated="16379"/>
        </table:table-row>
        <table:table-row table:style-name="ro3">
          <table:table-cell office:value-type="string" office:string-value="tb_sintoma" table:formula="of:=[Tablas.I13]" table:style-name="ce1">
            <text:p>tb_sintoma</text:p>
          </table:table-cell>
          <table:table-cell office:value-type="string" table:style-name="ce1">
            <text:p>delete</text:p>
          </table:table-cell>
          <table:table-cell office:value-type="string" office:string-value="sintomaestado" table:formula="of:=[Tablas.I17]" table:style-name="ce16">
            <text:p>sintomaestado</text:p>
          </table:table-cell>
          <table:table-cell office:value-type="string" table:style-name="ce1">
            <text:p>B</text:p>
          </table:table-cell>
          <table:table-cell office:value-type="string" table:style-name="ce17">
            <text:p>Cambia el estado</text:p>
          </table:table-cell>
          <table:table-cell table:number-columns-repeated="16379"/>
        </table:table-row>
        <table:table-row table:style-name="ro3">
          <table:table-cell table:number-columns-repeated="2" table:style-name="ce1"/>
          <table:table-cell table:style-name="ce10"/>
          <table:table-cell table:number-columns-repeated="16381" table:style-name="ce1"/>
        </table:table-row>
        <table:table-row table:number-rows-repeated="1048569" table:style-name="ro3">
          <table:table-cell table:number-columns-repeated="16384"/>
        </table:table-row>
      </table:table>
      <table:table table:name="animal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Animal</text:p>
          </table:table-cell>
          <table:table-cell office:value-type="string" table:style-name="ce14">
            <text:p>Catalogo Nuevo Animal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office:string-value="tb_animal" table:formula="of:=[Tablas.F13]" table:style-name="ce16">
            <text:p>tb_animal</text:p>
          </table:table-cell>
          <table:table-cell office:value-type="string" table:style-name="ce1">
            <text:p>update</text:p>
          </table:table-cell>
          <table:table-cell office:value-type="string" office:string-value="animalnombre, animalsennas, animalpeso, animalmedidapeso, animalespecierazaid, animalidcliente, animalfechanacimiento" table:formula="of:=CONCATENATE([Tablas.F15];&quot;, &quot;;[Tablas.F16];&quot;, &quot;;[Tablas.F17];&quot;, &quot;;[Tablas.F18];&quot;, &quot;;[Tablas.F20];&quot;, &quot;;[Tablas.F21];&quot;, &quot;;[Tablas.F22];)" table:style-name="ce16">
            <text:p>animalnombre, animalsennas, animalpeso, animalmedidapeso, animalespecierazaid, animalidcliente, animalfechanacimiento</text:p>
          </table:table-cell>
          <table:table-cell table:style-name="ce1"/>
          <table:table-cell office:value-type="string" table:style-name="ce17">
            <text:p>Validar que este registrad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animal" table:formula="of:=[Tablas.F13]" table:style-name="ce16">
            <text:p>tb_animal</text:p>
          </table:table-cell>
          <table:table-cell office:value-type="string" table:style-name="ce1">
            <text:p>insert</text:p>
          </table:table-cell>
          <table:table-cell office:value-type="string" office:string-value="animalnombre, animalsennas, animalpeso, animalmedidapeso, animalespecierazaid, animalidcliente, animalfechanacimiento" table:formula="of:=CONCATENATE([Tablas.F15];&quot;, &quot;;[Tablas.F16];&quot;, &quot;;[Tablas.F17];&quot;, &quot;;[Tablas.F18];&quot;, &quot;;[Tablas.F20];&quot;, &quot;;[Tablas.F21];&quot;, &quot;;[Tablas.F22];)" table:style-name="ce16">
            <text:p>animalnombre, animalsennas, animalpeso, animalmedidapeso, animalespecierazaid, animalidcliente, animalfechanacimiento</text:p>
          </table:table-cell>
          <table:table-cell office:value-type="string" table:style-name="ce1">
            <text:p>A</text:p>
          </table:table-cell>
          <table:table-cell office:value-type="string" table:style-name="ce17">
            <text:p>No acepte duplicados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animal" table:formula="of:=[Tablas.F13]" table:style-name="ce1">
            <text:p>tb_animal</text:p>
          </table:table-cell>
          <table:table-cell office:value-type="string" table:style-name="ce1">
            <text:p>delete</text:p>
          </table:table-cell>
          <table:table-cell office:value-type="string" office:string-value="animalestado" table:formula="of:=[Tablas.F19]" table:style-name="ce16">
            <text:p>animalestado</text:p>
          </table:table-cell>
          <table:table-cell office:value-type="string" table:style-name="ce1">
            <text:p>B</text:p>
          </table:table-cell>
          <table:table-cell office:value-type="string" table:style-name="ce17">
            <text:p>Cambia el estado</text:p>
          </table:table-cell>
          <table:table-cell table:number-columns-repeated="16378"/>
        </table:table-row>
        <table:table-row table:number-rows-repeated="1048569" table:style-name="ro3">
          <table:table-cell table:number-columns-repeated="16384"/>
        </table:table-row>
      </table:table>
      <table:table table:name="raza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Raza</text:p>
          </table:table-cell>
          <table:table-cell office:value-type="string" table:style-name="ce14">
            <text:p>Catalogo Nueva Raza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office:string-value="tb_raza" table:formula="of:=[Tablas.C17]" table:style-name="ce1">
            <text:p>tb_raza</text:p>
          </table:table-cell>
          <table:table-cell office:value-type="string" table:style-name="ce1">
            <text:p>update</text:p>
          </table:table-cell>
          <table:table-cell office:value-type="string" office:string-value="razanombre" table:formula="of:=[Tablas.C19]" table:style-name="ce1">
            <text:p>razanombre</text:p>
          </table:table-cell>
          <table:table-cell table:style-name="ce1"/>
          <table:table-cell office:value-type="string" table:style-name="ce18">
            <text:p>Validar que este registrad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raza" table:formula="of:=[Tablas.C17]" table:style-name="ce1">
            <text:p>tb_raza</text:p>
          </table:table-cell>
          <table:table-cell office:value-type="string" table:style-name="ce1">
            <text:p>insert</text:p>
          </table:table-cell>
          <table:table-cell office:value-type="string" office:string-value="razanombre, razaestado" table:formula="of:=CONCATENATE([Tablas.C19];&quot;, &quot;;[Tablas.C20])" table:style-name="ce1">
            <text:p>razanombre, razaestado</text:p>
          </table:table-cell>
          <table:table-cell office:value-type="string" table:style-name="ce1">
            <text:p>A</text:p>
          </table:table-cell>
          <table:table-cell office:value-type="string" table:style-name="ce18">
            <text:p>No acepte duplicados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raza" table:formula="of:=[Tablas.C17]" table:style-name="ce1">
            <text:p>tb_raza</text:p>
          </table:table-cell>
          <table:table-cell office:value-type="string" table:style-name="ce1">
            <text:p>delete</text:p>
          </table:table-cell>
          <table:table-cell office:value-type="string" office:string-value="razaestado" table:formula="of:=[Tablas.C20]" table:style-name="ce1">
            <text:p>razaestado</text:p>
          </table:table-cell>
          <table:table-cell office:value-type="string" table:style-name="ce1">
            <text:p>B</text:p>
          </table:table-cell>
          <table:table-cell office:value-type="string" table:style-name="ce18">
            <text:p>Cambia el estado</text:p>
          </table:table-cell>
          <table:table-cell table:number-columns-repeated="16378"/>
        </table:table-row>
        <table:table-row table:number-rows-repeated="7" table:style-name="ro3">
          <table:table-cell table:number-columns-repeated="16384"/>
        </table:table-row>
        <table:table-row table:style-name="ro3">
          <table:table-cell/>
          <table:table-cell table:style-name="ce1"/>
          <table:table-cell table:style-name="ce10"/>
          <table:table-cell table:number-columns-repeated="16381" table:style-name="ce1"/>
        </table:table-row>
        <table:table-row table:number-rows-repeated="1048561" table:style-name="ro3">
          <table:table-cell table:number-columns-repeated="16384"/>
        </table:table-row>
      </table:table>
      <table:table table:name="encargado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0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Encargado</text:p>
          </table:table-cell>
          <table:table-cell office:value-type="string" table:style-name="ce14">
            <text:p>Catalogo Nuevo Encargado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office:string-value="tb_encargado" table:formula="of:=[Tablas.F2]" table:style-name="ce1">
            <text:p>tb_encargado</text:p>
          </table:table-cell>
          <table:table-cell office:value-type="string" table:style-name="ce1">
            <text:p>update</text:p>
          </table:table-cell>
          <table:table-cell office:value-type="string" office:string-value="encargadonombrecompleto, encargadotelefono, encargadodireccion, encargadoestado, encargadocorreo, encargadopueblo" table:formula="of:=CONCATENATE([Tablas.F4];&quot;, &quot;;[Tablas.F5];&quot;, &quot;;[Tablas.F6];&quot;, &quot;;[Tablas.F7];&quot;, &quot;;[Tablas.F8];&quot;, &quot;;[Tablas.F9])" table:style-name="ce1">
            <text:p>encargadonombrecompleto, encargadotelefono, encargadodireccion, encargadoestado, encargadocorreo, encargadopueblo</text:p>
          </table:table-cell>
          <table:table-cell table:style-name="ce1"/>
          <table:table-cell office:value-type="string" table:style-name="ce18">
            <text:p>Validar que este registrad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encargado" table:formula="of:=[Tablas.F2]" table:style-name="ce1">
            <text:p>tb_encargado</text:p>
          </table:table-cell>
          <table:table-cell office:value-type="string" table:style-name="ce1">
            <text:p>insert</text:p>
          </table:table-cell>
          <table:table-cell office:value-type="string" office:string-value="encargadonombrecompleto, encargadotelefono, encargadodireccion, encargadoestado, encargadocorreo, encargadopueblo" table:formula="of:=CONCATENATE([Tablas.F4];&quot;, &quot;;[Tablas.F5];&quot;, &quot;;[Tablas.F6];&quot;, &quot;;[Tablas.F7];&quot;, &quot;;[Tablas.F8];&quot;, &quot;;[Tablas.F9])" table:style-name="ce1">
            <text:p>encargadonombrecompleto, encargadotelefono, encargadodireccion, encargadoestado, encargadocorreo, encargadopueblo</text:p>
          </table:table-cell>
          <table:table-cell office:value-type="string" table:style-name="ce1">
            <text:p>A</text:p>
          </table:table-cell>
          <table:table-cell office:value-type="string" table:style-name="ce18">
            <text:p>No acepte duplicados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telefono_encargado" table:formula="of:=[Tablas.I25]" table:style-name="ce1">
            <text:p>tb_telefono_encargado</text:p>
          </table:table-cell>
          <table:table-cell table:style-name="ce1"/>
          <table:table-cell office:value-type="string" office:string-value="encargadoid, numerotelefono" table:formula="of:=CONCATENATE([Tablas.I26];&quot;, &quot;;[Tablas.I27])" table:style-name="ce1">
            <text:p>encargadoid, numerotelefono</text:p>
          </table:table-cell>
          <table:table-cell table:style-name="ce1"/>
          <table:table-cell table:style-name="ce18"/>
          <table:table-cell table:number-columns-repeated="16378"/>
        </table:table-row>
        <table:table-row table:style-name="ro3">
          <table:table-cell/>
          <table:table-cell office:value-type="string" office:string-value="tb_encargado" table:formula="of:=[Tablas.F2]" table:style-name="ce1">
            <text:p>tb_encargado</text:p>
          </table:table-cell>
          <table:table-cell office:value-type="string" table:style-name="ce1">
            <text:p>delete</text:p>
          </table:table-cell>
          <table:table-cell office:value-type="string" office:string-value="encargadoestado" table:formula="of:=[Tablas.F7]" table:style-name="ce16">
            <text:p>encargadoestado</text:p>
          </table:table-cell>
          <table:table-cell office:value-type="string" table:style-name="ce1">
            <text:p>B</text:p>
          </table:table-cell>
          <table:table-cell office:value-type="string" table:style-name="ce18">
            <text:p>Cambia el estado</text:p>
          </table:table-cell>
          <table:table-cell table:number-columns-repeated="16378"/>
        </table:table-row>
        <table:table-row table:number-rows-repeated="1048568" table:style-name="ro3">
          <table:table-cell table:number-columns-repeated="16384"/>
        </table:table-row>
      </table:table>
      <table:table table:name="especie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21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Especie</text:p>
          </table:table-cell>
          <table:table-cell office:value-type="string" table:style-name="ce14">
            <text:p>Catalogo Nueva Especie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office:string-value="tb_especie" table:formula="of:=[Tablas.C12]" table:style-name="ce1">
            <text:p>tb_especie</text:p>
          </table:table-cell>
          <table:table-cell office:value-type="string" table:style-name="ce1">
            <text:p>update</text:p>
          </table:table-cell>
          <table:table-cell office:value-type="string" office:string-value="especienombre" table:formula="of:=CONCATENATE([Tablas.C14])" table:style-name="ce1">
            <text:p>especienombre</text:p>
          </table:table-cell>
          <table:table-cell table:style-name="ce1"/>
          <table:table-cell office:value-type="string" table:style-name="ce17">
            <text:p>Validar que este registrad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especie" table:formula="of:=[Tablas.C12]" table:style-name="ce1">
            <text:p>tb_especie</text:p>
          </table:table-cell>
          <table:table-cell office:value-type="string" table:style-name="ce1">
            <text:p>insert</text:p>
          </table:table-cell>
          <table:table-cell office:value-type="string" office:string-value="especienombre, especieestado" table:formula="of:=CONCATENATE([Tablas.C14];&quot;, &quot;;[Tablas.C15])" table:style-name="ce1">
            <text:p>especienombre, especieestado</text:p>
          </table:table-cell>
          <table:table-cell office:value-type="string" table:style-name="ce1">
            <text:p>A</text:p>
          </table:table-cell>
          <table:table-cell office:value-type="string" table:style-name="ce17">
            <text:p>No acepte duplicados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especie" table:formula="of:=[Tablas.C12]" table:style-name="ce1">
            <text:p>tb_especie</text:p>
          </table:table-cell>
          <table:table-cell office:value-type="string" table:style-name="ce1">
            <text:p>delete</text:p>
          </table:table-cell>
          <table:table-cell office:value-type="string" office:string-value="especieestado" table:formula="of:=[Tablas.C15]" table:style-name="ce1">
            <text:p>especieestado</text:p>
          </table:table-cell>
          <table:table-cell office:value-type="string" table:style-name="ce1">
            <text:p>B</text:p>
          </table:table-cell>
          <table:table-cell office:value-type="string" table:style-name="ce17">
            <text:p>Cambia el estado</text:p>
          </table:table-cell>
          <table:table-cell table:number-columns-repeated="16378"/>
        </table:table-row>
        <table:table-row table:number-rows-repeated="8" table:style-name="ro3">
          <table:table-cell table:number-columns-repeated="16384"/>
        </table:table-row>
        <table:table-row table:style-name="ro3">
          <table:table-cell/>
          <table:table-cell table:number-columns-repeated="4" table:style-name="ce1"/>
          <table:table-cell table:style-name="ce10"/>
          <table:table-cell table:number-columns-repeated="16378"/>
        </table:table-row>
        <table:table-row table:number-rows-repeated="1048560" table:style-name="ro3">
          <table:table-cell table:number-columns-repeated="16384"/>
        </table:table-row>
      </table:table>
      <table:table table:name="medico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Medico</text:p>
          </table:table-cell>
          <table:table-cell office:value-type="string" table:style-name="ce14">
            <text:p>Catalogo Nuevo Medico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office:string-value="tb_medico" table:formula="of:=[Tablas.C2]" table:style-name="ce1">
            <text:p>tb_medico</text:p>
          </table:table-cell>
          <table:table-cell office:value-type="string" table:style-name="ce1">
            <text:p>update</text:p>
          </table:table-cell>
          <table:table-cell office:value-type="string" office:string-value="mediconumeroidentificacion, mediconombre, medicocorreo, medicoespecialidad, medicolicencia, medicofechavigencialicencia" table:formula="of:=CONCATENATE([Tablas.C4];&quot;, &quot;;[Tablas.C5];&quot;, &quot;;[Tablas.C6];&quot;, &quot;;[Tablas.C7];&quot;, &quot;;[Tablas.C8];&quot;, &quot;;[Tablas.C9])" table:style-name="ce1">
            <text:p>mediconumeroidentificacion, mediconombre, medicocorreo, medicoespecialidad, medicolicencia, medicofechavigencialicencia</text:p>
          </table:table-cell>
          <table:table-cell table:style-name="ce1"/>
          <table:table-cell office:value-type="string" table:style-name="ce18">
            <text:p>Validar que este registrad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medico" table:formula="of:=[Tablas.C2]" table:style-name="ce1">
            <text:p>tb_medico</text:p>
          </table:table-cell>
          <table:table-cell office:value-type="string" table:style-name="ce1">
            <text:p>insert</text:p>
          </table:table-cell>
          <table:table-cell office:value-type="string" office:string-value="mediconumeroidentificacion, mediconombre, medicocorreo, medicoespecialidad, medicolicencia, medicofechavigencialicencia, medicoestado" table:formula="of:=CONCATENATE([Tablas.C4];&quot;, &quot;;[Tablas.C5];&quot;, &quot;;[Tablas.C6];&quot;, &quot;;[Tablas.C7];&quot;, &quot;;[Tablas.C8];&quot;, &quot;;[Tablas.C9];&quot;, &quot;;[Tablas.C10])" table:style-name="ce1">
            <text:p>mediconumeroidentificacion, mediconombre, medicocorreo, medicoespecialidad, medicolicencia, medicofechavigencialicencia, medicoestado</text:p>
          </table:table-cell>
          <table:table-cell office:value-type="string" table:style-name="ce1">
            <text:p>A</text:p>
          </table:table-cell>
          <table:table-cell office:value-type="string" table:style-name="ce18">
            <text:p>No acepte duplicados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medico" table:formula="of:=[Tablas.C2]" table:style-name="ce1">
            <text:p>tb_medico</text:p>
          </table:table-cell>
          <table:table-cell office:value-type="string" table:style-name="ce1">
            <text:p>delete</text:p>
          </table:table-cell>
          <table:table-cell office:value-type="string" office:string-value="medicoestado" table:formula="of:=[Tablas.C10]" table:style-name="ce1">
            <text:p>medicoestado</text:p>
          </table:table-cell>
          <table:table-cell office:value-type="string" table:style-name="ce1">
            <text:p>B</text:p>
          </table:table-cell>
          <table:table-cell office:value-type="string" table:style-name="ce18">
            <text:p>Cambia el estado</text:p>
          </table:table-cell>
          <table:table-cell table:number-columns-repeated="16378"/>
        </table:table-row>
        <table:table-row table:number-rows-repeated="1048569" table:style-name="ro3">
          <table:table-cell table:number-columns-repeated="16384"/>
        </table:table-row>
      </table:table>
      <table:table table:name="enfermadadescomunes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Enfermedades Comunes</text:p>
          </table:table-cell>
          <table:table-cell office:value-type="string" table:style-name="ce14">
            <text:p>Catalogo Nuevo Enfermedades Comunes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office:string-value="tb_enfermedadescomunes" table:formula="of:=[Tablas.F25]" table:style-name="ce1">
            <text:p>tb_enfermedadescomunes</text:p>
          </table:table-cell>
          <table:table-cell office:value-type="string" table:style-name="ce1">
            <text:p>update</text:p>
          </table:table-cell>
          <table:table-cell office:value-type="string" office:string-value="enfermedadescomunesnombre, enfermedadescomunesdescripcion, enfermedadescomunesproductosusados" table:formula="of:=CONCATENATE([Tablas.F27];&quot;, &quot;;[Tablas.F28];&quot;, &quot;;[Tablas.F29])" table:style-name="ce16">
            <text:p>enfermedadescomunesnombre, enfermedadescomunesdescripcion, enfermedadescomunesproductosusados</text:p>
          </table:table-cell>
          <table:table-cell table:style-name="ce1"/>
          <table:table-cell office:value-type="string" table:style-name="ce18">
            <text:p>Validar que este registrad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enfermedadescomunes" table:formula="of:=[Tablas.F25]" table:style-name="ce16">
            <text:p>tb_enfermedadescomunes</text:p>
          </table:table-cell>
          <table:table-cell office:value-type="string" table:style-name="ce1">
            <text:p>insert</text:p>
          </table:table-cell>
          <table:table-cell office:value-type="string" office:string-value="enfermedadescomunesid, enfermedadescomunesnombre, enfermedadescomunesdescripcion, enfermedadescomunesproductosusados, enfermedadescomunesestado" table:formula="of:=CONCATENATE([Tablas.F26];&quot;, &quot;;[Tablas.F27];&quot;, &quot;;[Tablas.F28];&quot;, &quot;;[Tablas.F29];&quot;, &quot;;[Tablas.F30])" table:style-name="ce1">
            <text:p>enfermedadescomunesid, enfermedadescomunesnombre, enfermedadescomunesdescripcion, enfermedadescomunesproductosusados, enfermedadescomunesestado</text:p>
          </table:table-cell>
          <table:table-cell office:value-type="string" table:style-name="ce1">
            <text:p>A</text:p>
          </table:table-cell>
          <table:table-cell office:value-type="string" table:style-name="ce18">
            <text:p>No acepte duplicados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sintoma_enfermedad" table:formula="of:=[Tablas.I21]" table:style-name="ce16">
            <text:p>tb_sintoma_enfermedad</text:p>
          </table:table-cell>
          <table:table-cell office:value-type="string" table:style-name="ce1">
            <text:p>insert</text:p>
          </table:table-cell>
          <table:table-cell office:value-type="string" office:string-value="enfermedadcomunid,sintomaid" table:formula="of:=CONCATENATE([Tablas.I22];&quot;,&quot;;[Tablas.I23])" table:style-name="ce1">
            <text:p>enfermedadcomunid,sintomaid</text:p>
          </table:table-cell>
          <table:table-cell table:style-name="ce1"/>
          <table:table-cell table:style-name="ce18"/>
          <table:table-cell table:number-columns-repeated="16378"/>
        </table:table-row>
        <table:table-row table:style-name="ro3">
          <table:table-cell/>
          <table:table-cell office:value-type="string" office:string-value="tb_enfermedadescomunes" table:formula="of:=[Tablas.F25]" table:style-name="ce16">
            <text:p>tb_enfermedadescomunes</text:p>
          </table:table-cell>
          <table:table-cell office:value-type="string" table:style-name="ce1">
            <text:p>delete</text:p>
          </table:table-cell>
          <table:table-cell office:value-type="string" office:string-value="enfermedadescomunesestado" table:formula="of:=[Tablas.F30]" table:style-name="ce10">
            <text:p>enfermedadescomunesestado</text:p>
          </table:table-cell>
          <table:table-cell office:value-type="string" table:style-name="ce1">
            <text:p>B</text:p>
          </table:table-cell>
          <table:table-cell office:value-type="string" table:style-name="ce18">
            <text:p>Cambia el estado</text:p>
          </table:table-cell>
          <table:table-cell table:number-columns-repeated="16378"/>
        </table:table-row>
        <table:table-row table:style-name="ro3">
          <table:table-cell/>
          <table:table-cell table:number-columns-repeated="2" table:style-name="ce1"/>
          <table:table-cell table:style-name="ce10"/>
          <table:table-cell table:number-columns-repeated="16380" table:style-name="ce1"/>
        </table:table-row>
        <table:table-row table:number-rows-repeated="1048567" table:style-name="ro3">
          <table:table-cell table:number-columns-repeated="16384"/>
        </table:table-row>
      </table:table>
      <table:table table:name="productoveterinario" table:style-name="ta3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22" table:default-cell-style-name="ce1"/>
        <table:table-column table:style-name="co18" table:default-cell-style-name="ce1"/>
        <table:table-column table:style-name="co19" table:default-cell-style-name="ce1"/>
        <table:table-column table:style-name="co11" table:number-columns-repeated="16378" table:default-cell-style-name="ce1"/>
        <table:table-row table:style-name="ro4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">
            <text:p>CRUD Producto Veterinario</text:p>
          </table:table-cell>
          <table:table-cell office:value-type="string" table:style-name="ce14">
            <text:p>Catalogo Nuevo Producto Veterinario</text:p>
          </table:table-cell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office:value-type="string" table:style-name="ce15">
            <text:p>tabla</text:p>
          </table:table-cell>
          <table:table-cell office:value-type="string" table:style-name="ce15">
            <text:p>sql</text:p>
          </table:table-cell>
          <table:table-cell office:value-type="string" table:style-name="ce15">
            <text:p>campo</text:p>
          </table:table-cell>
          <table:table-cell office:value-type="string" table:style-name="ce15">
            <text:p>valor</text:p>
          </table:table-cell>
          <table:table-cell table:number-columns-repeated="16379" table:style-name="ce1"/>
        </table:table-row>
        <table:table-row table:style-name="ro3">
          <table:table-cell/>
          <table:table-cell office:value-type="string" office:string-value="tb_productoveterinario" table:formula="of:=[Tablas.I2]" table:style-name="ce1">
            <text:p>tb_productoveterinario</text:p>
          </table:table-cell>
          <table:table-cell office:value-type="string" table:style-name="ce1">
            <text:p>update</text:p>
          </table:table-cell>
          <table:table-cell office:value-type="string" office:string-value="productoveterinarionombre, productoveterinarioprincipioactivo, productoveterinarionombrecomun, productoveterinariocontenido, productoveterinarioprecio, productoveterinariofechavencimiento, productoveterinariofunciones" table:formula="of:=CONCATENATE([Tablas.I4];&quot;, &quot;;[Tablas.I5];&quot;, &quot;;[Tablas.I7];&quot;, &quot;;[Tablas.I8];&quot;, &quot;;[Tablas.I9];&quot;, &quot;;[Tablas.I10];&quot;, &quot;;[Tablas.I11];)" table:style-name="ce16">
            <text:p>productoveterinarionombre, productoveterinarioprincipioactivo, productoveterinarionombrecomun, productoveterinariocontenido, productoveterinarioprecio, productoveterinariofechavencimiento, productoveterinariofunciones</text:p>
          </table:table-cell>
          <table:table-cell table:style-name="ce1"/>
          <table:table-cell office:value-type="string" table:style-name="ce18">
            <text:p>Validar que este registrado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productoveterinario" table:formula="of:=[Tablas.I2]" table:style-name="ce16">
            <text:p>tb_productoveterinario</text:p>
          </table:table-cell>
          <table:table-cell office:value-type="string" table:style-name="ce1">
            <text:p>insert</text:p>
          </table:table-cell>
          <table:table-cell office:value-type="string" office:string-value="productoveterinarioid, productoveterinarionombre, productoveterinarioprincipioactivo, productoveterinarioestado" table:formula="of:=CONCATENATE([Tablas.I3];&quot;, &quot;;[Tablas.I4];&quot;, &quot;;[Tablas.I5];&quot;, &quot;;[Tablas.I6])" table:style-name="ce1">
            <text:p>productoveterinarioid, productoveterinarionombre, productoveterinarioprincipioactivo, productoveterinarioestado</text:p>
          </table:table-cell>
          <table:table-cell office:value-type="string" table:style-name="ce1">
            <text:p>A</text:p>
          </table:table-cell>
          <table:table-cell office:value-type="string" table:style-name="ce18">
            <text:p>No acepte duplicados</text:p>
          </table:table-cell>
          <table:table-cell table:number-columns-repeated="16378"/>
        </table:table-row>
        <table:table-row table:style-name="ro3">
          <table:table-cell/>
          <table:table-cell office:value-type="string" office:string-value="tb_productoveterinario" table:formula="of:=[Tablas.I2]" table:style-name="ce16">
            <text:p>tb_productoveterinario</text:p>
          </table:table-cell>
          <table:table-cell office:value-type="string" table:style-name="ce1">
            <text:p>delete</text:p>
          </table:table-cell>
          <table:table-cell office:value-type="string" office:string-value="productoveterinarioestado" table:formula="of:=[Tablas.I6]" table:style-name="ce16">
            <text:p>productoveterinarioestado</text:p>
          </table:table-cell>
          <table:table-cell office:value-type="string" table:style-name="ce1">
            <text:p>B</text:p>
          </table:table-cell>
          <table:table-cell office:value-type="string" table:style-name="ce18">
            <text:p>Cambia el estado</text:p>
          </table:table-cell>
          <table:table-cell table:number-columns-repeated="16378"/>
        </table:table-row>
        <table:table-row table:number-rows-repeated="104856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1" svg:font-family="Arial1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CR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36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dc:creator>Alfonso</dc:creator>
    <meta:creation-date>2017-06-30T09:18:06Z</meta:creation-date>
    <dc:date>2018-02-05T17:25:59Z</dc:date>
    <meta:editing-cycles>13</meta:editing-cycles>
    <meta:editing-duration>PT19032S</meta:editing-duration>
  </office:meta>
</office:document-meta>
</file>